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toy">
            <text:p>toy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Toy model">
            <text:p>Toy model</text:p>
          </table:table-cell>
        </table:table-row>
      </table:table>
      <table:table table:name="M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8.1">
            <text:p>8.1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0.023399999999999997">
            <text:p>0.02339999999999999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.0">
            <text:p>1.0</text:p>
          </table:table-cell>
          <table:table-cell office:value-type="float" office:value="0.6666666666666666">
            <text:p>0.6666666666666666</text:p>
          </table:table-cell>
          <table:table-cell office:value-type="float" office:value="0.4444444444444444">
            <text:p>0.4444444444444444</text:p>
          </table:table-cell>
          <table:table-cell office:value-type="float" office:value="0.2962962962962963">
            <text:p>0.2962962962962963</text:p>
          </table:table-cell>
          <table:table-cell office:value-type="float" office:value="0.19753086419753085">
            <text:p>0.19753086419753085</text:p>
          </table:table-cell>
          <table:table-cell office:value-type="float" office:value="0.1316872427983539">
            <text:p>0.1316872427983539</text:p>
          </table:table-cell>
          <table:table-cell office:value-type="float" office:value="0.08779149519890259">
            <text:p>0.08779149519890259</text:p>
          </table:table-cell>
          <table:table-cell office:value-type="float" office:value="0.058527663465935055">
            <text:p>0.058527663465935055</text:p>
          </table:table-cell>
          <table:table-cell office:value-type="float" office:value="0.03901844231062337">
            <text:p>0.03901844231062337</text:p>
          </table:table-cell>
          <table:table-cell office:value-type="float" office:value="0.026012294873748912">
            <text:p>0.026012294873748912</text:p>
          </table:table-cell>
          <table:table-cell office:value-type="float" office:value="0.017341529915832606">
            <text:p>0.017341529915832606</text:p>
          </table:table-cell>
          <table:table-cell office:value-type="float" office:value="0.011561019943888404">
            <text:p>0.011561019943888404</text:p>
          </table:table-cell>
          <table:table-cell office:value-type="float" office:value="0.007707346629258935">
            <text:p>0.007707346629258935</text:p>
          </table:table-cell>
          <table:table-cell office:value-type="float" office:value="0.005138231086172623">
            <text:p>0.005138231086172623</text:p>
          </table:table-cell>
          <table:table-cell office:value-type="float" office:value="0.0034254873907817486">
            <text:p>0.0034254873907817486</text:p>
          </table:table-cell>
          <table:table-cell office:value-type="float" office:value="0.0022836582605211654">
            <text:p>0.0022836582605211654</text:p>
          </table:table-cell>
          <table:table-cell office:value-type="float" office:value="0.0015224388403474436">
            <text:p>0.0015224388403474436</text:p>
          </table:table-cell>
          <table:table-cell office:value-type="float" office:value="0.0010149592268982957">
            <text:p>0.0010149592268982957</text:p>
          </table:table-cell>
          <table:table-cell office:value-type="float" office:value="0.0006766394845988638">
            <text:p>0.0006766394845988638</text:p>
          </table:table-cell>
          <table:table-cell office:value-type="float" office:value="0.00045109298973257584">
            <text:p>0.00045109298973257584</text:p>
          </table:table-cell>
          <table:table-cell office:value-type="float" office:value="0.0003007286598217172">
            <text:p>0.0003007286598217172</text:p>
          </table:table-cell>
          <table:table-cell office:value-type="float" office:value="0.00020048577321447815">
            <text:p>0.00020048577321447815</text:p>
          </table:table-cell>
          <table:table-cell office:value-type="float" office:value="0.00013365718214298543">
            <text:p>0.00013365718214298543</text:p>
          </table:table-cell>
          <table:table-cell office:value-type="float" office:value="8.910478809532361e-05">
            <text:p>8.910478809532361e-05</text:p>
          </table:table-cell>
          <table:table-cell office:value-type="float" office:value="5.940319206354907e-05">
            <text:p>5.940319206354907e-05</text:p>
          </table:table-cell>
        </table:table-row>
      </table:table>
      <table:table table:name="protein_contributions">
        <table:table-row>
          <table:table-cell table:style-name="pd1" office:value-type="string" office:string-value="reaction">
            <text:p>reaction</text:p>
          </table:table-cell>
          <table:table-cell table:style-name="pd1" office:value-type="string" office:string-value="protein">
            <text:p>protein</text:p>
          </table:table-cell>
          <table:table-cell table:style-name="pd1" office:value-type="string" office:string-value="contribution">
            <text:p>contribution</text:p>
          </table:table-cell>
        </table:table-row>
        <table:table-row>
          <table:table-cell office:value-type="string" office:string-value="rxn1">
            <text:p>rxn1</text:p>
          </table:table-cell>
          <table:table-cell office:value-type="string" office:string-value="p1">
            <text:p>p1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 office:string-value="Ribosome">
            <text:p>Ribosome</text:p>
          </table:table-cell>
          <table:table-cell office:value-type="string" office:string-value="p2">
            <text:p>p2</text:p>
          </table:table-cell>
          <table:table-cell office:value-type="float" office:value="1.0">
            <text:p>1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